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ans-serif" svg:font-family="Arial, sans-serif" style:font-family-generic="system"/>
    <style:font-face style:name="Arial Black" svg:font-family="Arial Black" style:font-family-generic="swiss" style:font-pitch="variable" svg:panose-1="2 11 10 4 2 1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Textbody" style:master-page-name="MP0" style:family="paragraph">
      <style:paragraph-properties fo:break-before="page" fo:background-color="#215868"/>
    </style:style>
    <style:style style:name="T4" style:parent-style-name="Tipodeletrapredefinidodoparágrafo" style:family="text">
      <style:text-properties fo:color="#DAEEF3" fo:background-color="#215868" fo:language="fr" fo:country="FR"/>
    </style:style>
    <style:style style:name="T5" style:parent-style-name="Tipodeletrapredefinidodoparágrafo" style:family="text">
      <style:text-properties style:font-name="Arial, sans-serif" fo:color="#DAEEF3" fo:font-size="8pt" style:font-size-asian="8pt" fo:background-color="#215868" fo:language="fr" fo:country="FR"/>
    </style:style>
    <style:style style:name="P6" style:parent-style-name="Textbody" style:family="paragraph">
      <style:paragraph-properties fo:background-color="#215868"/>
      <style:text-properties style:font-name="Arial Black" fo:font-weight="bold" style:font-weight-asian="bold" style:font-weight-complex="bold" fo:color="#FFFFFF" fo:font-size="28pt" style:font-size-asian="28pt" style:font-size-complex="28pt" fo:language="fr" fo:country="FR"/>
    </style:style>
    <style:style style:name="P7" style:parent-style-name="Textbody" style:family="paragraph">
      <style:paragraph-properties fo:margin-top="0.1666in"/>
      <style:text-properties fo:language="fr" fo:country="FR"/>
    </style:style>
    <style:style style:name="P8" style:parent-style-name="Textbody" style:family="paragraph">
      <style:paragraph-properties fo:margin-top="0.1666in"/>
      <style:text-properties fo:font-weight="bold" style:font-weight-asian="bold" style:font-weight-complex="bold" fo:language="fr" fo:country="FR"/>
    </style:style>
    <style:style style:name="P9" style:parent-style-name="TableContents" style:family="paragraph">
      <style:paragraph-properties fo:margin-top="0.1666in"/>
    </style:style>
    <style:style style:name="T10" style:parent-style-name="Tipodeletrapredefinidodoparágrafo" style:family="text">
      <style:text-properties fo:language="pl" fo:country="PL"/>
    </style:style>
    <style:style style:name="T11" style:parent-style-name="Tipodeletrapredefinidodoparágrafo" style:family="text">
      <style:text-properties fo:language="fr" fo:country="FR"/>
    </style:style>
    <style:style style:name="T12" style:parent-style-name="Tipodeletrapredefinidodoparágrafo" style:family="text">
      <style:text-properties fo:language="pl" fo:country="PL"/>
    </style:style>
    <style:style style:name="P13" style:parent-style-name="TableContents" style:family="paragraph">
      <style:paragraph-properties fo:margin-top="0.1666in"/>
      <style:text-properties fo:language="pl" fo:country="PL"/>
    </style:style>
    <style:style style:name="TableColumn15" style:family="table-column">
      <style:table-column-properties style:column-width="2.1659in" style:use-optimal-column-width="false"/>
    </style:style>
    <style:style style:name="TableColumn16" style:family="table-column">
      <style:table-column-properties style:column-width="4.5277in" style:use-optimal-column-width="false"/>
    </style:style>
    <style:style style:name="Table14" style:family="table">
      <style:table-properties style:width="6.6937in" fo:margin-left="-0.0034in" table:align="left"/>
    </style:style>
    <style:style style:name="TableRow17" style:family="table-row">
      <style:table-row-properties style:use-optimal-row-height="false"/>
    </style:style>
    <style:style style:name="TableCell18" style:family="table-cell">
      <style:table-cell-properties fo:border-top="0.0069in solid #000000" fo:border-left="0.0069in solid #000000" fo:border-bottom="0.0069in solid #000000" fo:border-right="none" fo:background-color="#215868" style:writing-mode="lr-tb" style:vertical-align="bottom" fo:padding-top="0.0381in" fo:padding-left="0.0381in" fo:padding-bottom="0.0381in" fo:padding-right="0.0381in"/>
    </style:style>
    <style:style style:name="P19" style:parent-style-name="TableContents" style:family="paragraph">
      <style:paragraph-properties fo:margin-top="0.1666in"/>
      <style:text-properties fo:font-weight="bold" style:font-weight-asian="bold" fo:color="#FFFFFF" fo:font-size="10pt" style:font-size-asian="10pt" fo:language="en" fo:country="US"/>
    </style:style>
    <style:style style:name="TableCell20" style:family="table-cell">
      <style:table-cell-properties fo:border="0.0069in solid #000000" style:writing-mode="lr-tb" style:vertical-align="bottom" fo:padding-top="0.0381in" fo:padding-left="0.0381in" fo:padding-bottom="0.0381in" fo:padding-right="0.0381in"/>
    </style:style>
    <style:style style:name="P21" style:parent-style-name="TableContents" style:family="paragraph">
      <style:paragraph-properties fo:margin-top="0.1666in"/>
    </style:style>
    <style:style style:name="T22" style:parent-style-name="Tipodeletrapredefinidodoparágrafo" style:family="text">
      <style:text-properties fo:language="pl" fo:country="PL"/>
    </style:style>
    <style:style style:name="T23" style:parent-style-name="Tipodeletrapredefinidodoparágrafo" style:family="text">
      <style:text-properties fo:language="pl" fo:country="PL"/>
    </style:style>
    <style:style style:name="TableRow24" style:family="table-row">
      <style:table-row-properties style:use-optimal-row-height="false"/>
    </style:style>
    <style:style style:name="TableCell25" style:family="table-cell">
      <style:table-cell-properties fo:border-top="none" fo:border-left="0.0069in solid #000000" fo:border-bottom="0.0069in solid #000000" fo:border-right="none" fo:background-color="#215868" style:writing-mode="lr-tb" style:vertical-align="bottom" fo:padding-top="0.0381in" fo:padding-left="0.0381in" fo:padding-bottom="0.0381in" fo:padding-right="0.0381in"/>
    </style:style>
    <style:style style:name="P26" style:parent-style-name="TableContents" style:family="paragraph">
      <style:paragraph-properties fo:margin-top="0.1666in"/>
      <style:text-properties fo:font-weight="bold" style:font-weight-asian="bold" fo:color="#FFFFFF" fo:font-size="10pt" style:font-size-asian="10pt" fo:language="en" fo:country="US"/>
    </style:style>
    <style:style style:name="TableCell27" style:family="table-cell">
      <style:table-cell-properties fo:border-top="none" fo:border-left="0.0069in solid #000000" fo:border-bottom="0.0069in solid #000000" fo:border-right="0.0069in solid #000000" style:writing-mode="lr-tb" style:vertical-align="bottom" fo:padding-top="0.0381in" fo:padding-left="0.0381in" fo:padding-bottom="0.0381in" fo:padding-right="0.0381in"/>
    </style:style>
    <style:style style:name="P28" style:parent-style-name="TableContents" style:family="paragraph">
      <style:paragraph-properties fo:margin-top="0.1666in"/>
    </style:style>
    <style:style style:name="T29" style:parent-style-name="Tipodeletrapredefinidodoparágrafo" style:family="text">
      <style:text-properties fo:language="pl" fo:country="PL"/>
    </style:style>
    <style:style style:name="T30" style:parent-style-name="Tipodeletrapredefinidodoparágrafo" style:family="text">
      <style:text-properties fo:language="pl" fo:country="PL"/>
    </style:style>
    <style:style style:name="TableRow31" style:family="table-row">
      <style:table-row-properties style:use-optimal-row-height="false"/>
    </style:style>
    <style:style style:name="TableCell32" style:family="table-cell">
      <style:table-cell-properties fo:border-top="none" fo:border-left="0.0069in solid #000000" fo:border-bottom="0.0069in solid #000000" fo:border-right="none" fo:background-color="#215868" style:writing-mode="lr-tb" style:vertical-align="bottom" fo:padding-top="0.0381in" fo:padding-left="0.0381in" fo:padding-bottom="0.0381in" fo:padding-right="0.0381in"/>
    </style:style>
    <style:style style:name="P33" style:parent-style-name="TableContents" style:family="paragraph">
      <style:paragraph-properties fo:margin-top="0.1666in"/>
      <style:text-properties fo:font-weight="bold" style:font-weight-asian="bold" fo:color="#FFFFFF" fo:font-size="10pt" style:font-size-asian="10pt" fo:language="en" fo:country="US"/>
    </style:style>
    <style:style style:name="TableCell34" style:family="table-cell">
      <style:table-cell-properties fo:border-top="none" fo:border-left="0.0069in solid #000000" fo:border-bottom="0.0069in solid #000000" fo:border-right="0.0069in solid #000000" style:writing-mode="lr-tb" style:vertical-align="bottom" fo:padding-top="0.0381in" fo:padding-left="0.0381in" fo:padding-bottom="0.0381in" fo:padding-right="0.0381in"/>
    </style:style>
    <style:style style:name="P35" style:parent-style-name="TableContents" style:family="paragraph">
      <style:paragraph-properties fo:margin-top="0.1666in"/>
    </style:style>
    <style:style style:name="T36" style:parent-style-name="Tipodeletrapredefinidodoparágrafo" style:family="text">
      <style:text-properties fo:language="pl" fo:country="PL"/>
    </style:style>
    <style:style style:name="T37" style:parent-style-name="Tipodeletrapredefinidodoparágrafo" style:family="text">
      <style:text-properties fo:language="pl" fo:country="PL"/>
    </style:style>
    <style:style style:name="TableRow38" style:family="table-row">
      <style:table-row-properties style:use-optimal-row-height="false"/>
    </style:style>
    <style:style style:name="TableCell39" style:family="table-cell">
      <style:table-cell-properties fo:border-top="none" fo:border-left="0.0069in solid #000000" fo:border-bottom="0.0069in solid #000000" fo:border-right="none" fo:background-color="#215868" style:writing-mode="lr-tb" style:vertical-align="bottom" fo:padding-top="0.0381in" fo:padding-left="0.0381in" fo:padding-bottom="0.0381in" fo:padding-right="0.0381in"/>
    </style:style>
    <style:style style:name="P40" style:parent-style-name="TableContents" style:family="paragraph">
      <style:paragraph-properties fo:margin-top="0.1666in"/>
      <style:text-properties fo:font-weight="bold" style:font-weight-asian="bold" fo:color="#FFFFFF" fo:font-size="10pt" style:font-size-asian="10pt" fo:language="en" fo:country="US"/>
    </style:style>
    <style:style style:name="TableCell41" style:family="table-cell">
      <style:table-cell-properties fo:border-top="none" fo:border-left="0.0069in solid #000000" fo:border-bottom="0.0069in solid #000000" fo:border-right="0.0069in solid #000000" style:writing-mode="lr-tb" style:vertical-align="bottom" fo:padding-top="0.0381in" fo:padding-left="0.0381in" fo:padding-bottom="0.0381in" fo:padding-right="0.0381in"/>
    </style:style>
    <style:style style:name="P42" style:parent-style-name="TableContents" style:family="paragraph">
      <style:paragraph-properties fo:margin-top="0.1666in"/>
    </style:style>
    <style:style style:name="T43" style:parent-style-name="Tipodeletrapredefinidodoparágrafo" style:family="text">
      <style:text-properties fo:language="pl" fo:country="PL"/>
    </style:style>
    <style:style style:name="T44" style:parent-style-name="Tipodeletrapredefinidodoparágrafo" style:family="text">
      <style:text-properties fo:language="pl" fo:country="PL"/>
    </style:style>
    <style:style style:name="TableRow45" style:family="table-row">
      <style:table-row-properties style:use-optimal-row-height="false"/>
    </style:style>
    <style:style style:name="TableCell46" style:family="table-cell">
      <style:table-cell-properties fo:border-top="none" fo:border-left="0.0069in solid #000000" fo:border-bottom="0.0069in solid #000000" fo:border-right="none" fo:background-color="#215868" style:writing-mode="lr-tb" style:vertical-align="bottom" fo:padding-top="0.0381in" fo:padding-left="0.0381in" fo:padding-bottom="0.0381in" fo:padding-right="0.0381in"/>
    </style:style>
    <style:style style:name="P47" style:parent-style-name="TableContents" style:family="paragraph">
      <style:paragraph-properties fo:margin-top="0.1666in"/>
    </style:style>
    <style:style style:name="T48" style:parent-style-name="Tipodeletrapredefinidodoparágrafo" style:family="text">
      <style:text-properties fo:font-weight="bold" style:font-weight-asian="bold" fo:color="#FFFFFF" fo:font-size="10pt" style:font-size-asian="10pt" fo:language="en" fo:country="US"/>
    </style:style>
    <style:style style:name="TableCell49" style:family="table-cell">
      <style:table-cell-properties fo:border-top="none" fo:border-left="0.0069in solid #000000" fo:border-bottom="0.0069in solid #000000" fo:border-right="0.0069in solid #000000" style:writing-mode="lr-tb" style:vertical-align="bottom" fo:padding-top="0.0381in" fo:padding-left="0.0381in" fo:padding-bottom="0.0381in" fo:padding-right="0.0381in"/>
    </style:style>
    <style:style style:name="P50" style:parent-style-name="TableContents" style:family="paragraph">
      <style:paragraph-properties fo:margin-top="0.1666in"/>
    </style:style>
    <style:style style:name="T51" style:parent-style-name="Tipodeletrapredefinidodoparágrafo" style:family="text">
      <style:text-properties fo:language="pl" fo:country="PL"/>
    </style:style>
    <style:style style:name="T52" style:parent-style-name="Tipodeletrapredefinidodoparágrafo" style:family="text">
      <style:text-properties fo:language="pl" fo:country="PL"/>
    </style:style>
    <style:style style:name="TableRow53" style:family="table-row">
      <style:table-row-properties style:use-optimal-row-height="false"/>
    </style:style>
    <style:style style:name="TableCell54" style:family="table-cell">
      <style:table-cell-properties fo:border-top="none" fo:border-left="0.0069in solid #000000" fo:border-bottom="0.0069in solid #000000" fo:border-right="none" fo:background-color="#215868" style:writing-mode="lr-tb" style:vertical-align="bottom" fo:padding-top="0.0381in" fo:padding-left="0.0381in" fo:padding-bottom="0.0381in" fo:padding-right="0.0381in"/>
    </style:style>
    <style:style style:name="P55" style:parent-style-name="TableContents" style:family="paragraph">
      <style:paragraph-properties fo:margin-top="0.1666in"/>
      <style:text-properties fo:font-weight="bold" style:font-weight-asian="bold" fo:color="#FFFFFF" fo:font-size="10pt" style:font-size-asian="10pt" fo:language="en" fo:country="US"/>
    </style:style>
    <style:style style:name="TableCell56" style:family="table-cell">
      <style:table-cell-properties fo:border-top="none" fo:border-left="0.0069in solid #000000" fo:border-bottom="0.0069in solid #000000" fo:border-right="0.0069in solid #000000" style:writing-mode="lr-tb" style:vertical-align="bottom" fo:padding-top="0.0381in" fo:padding-left="0.0381in" fo:padding-bottom="0.0381in" fo:padding-right="0.0381in"/>
    </style:style>
    <style:style style:name="P57" style:parent-style-name="TableContents" style:family="paragraph">
      <style:paragraph-properties fo:margin-top="0.1666in"/>
    </style:style>
    <style:style style:name="T58" style:parent-style-name="Tipodeletrapredefinidodoparágrafo" style:family="text">
      <style:text-properties fo:language="pl" fo:country="PL"/>
    </style:style>
    <style:style style:name="T59" style:parent-style-name="Tipodeletrapredefinidodoparágrafo" style:family="text">
      <style:text-properties fo:language="pl" fo:country="PL"/>
    </style:style>
    <style:style style:name="P60" style:parent-style-name="TableContents" style:family="paragraph">
      <style:paragraph-properties fo:margin-top="0.1666in"/>
      <style:text-properties fo:language="pl" fo:country="PL"/>
    </style:style>
    <style:style style:name="P61" style:parent-style-name="Textbody" style:family="paragraph">
      <style:paragraph-properties fo:margin-top="0.1666in"/>
      <style:text-properties fo:font-weight="bold" style:font-weight-asian="bold" style:font-weight-complex="bold"/>
    </style:style>
    <style:style style:name="P62" style:parent-style-name="TableContents" style:family="paragraph">
      <style:paragraph-properties fo:margin-top="0.1666in"/>
    </style:style>
    <style:style style:name="T63" style:parent-style-name="Tipodeletrapredefinidodoparágrafo" style:family="text">
      <style:text-properties fo:language="pl" fo:country="PL"/>
    </style:style>
    <style:style style:name="T64" style:parent-style-name="Tipodeletrapredefinidodoparágrafo" style:family="text">
      <style:text-properties fo:language="pl" fo:country="PL"/>
    </style:style>
    <style:style style:name="P65" style:parent-style-name="TableContents" style:family="paragraph">
      <style:paragraph-properties fo:margin-top="0.1666in"/>
      <style:text-properties fo:language="pl" fo:country="PL"/>
    </style:style>
    <style:style style:name="P66" style:parent-style-name="Textbody" style:family="paragraph">
      <style:paragraph-properties fo:margin-top="0.1666in"/>
      <style:text-properties fo:font-weight="bold" style:font-weight-asian="bold" style:font-weight-complex="bold" fo:language="en" fo:country="US"/>
    </style:style>
    <style:style style:name="P67" style:parent-style-name="TableContents" style:family="paragraph">
      <style:paragraph-properties fo:margin-top="0.1666in"/>
    </style:style>
    <style:style style:name="T68" style:parent-style-name="Tipodeletrapredefinidodoparágrafo" style:family="text">
      <style:text-properties fo:language="pl" fo:country="PL"/>
    </style:style>
    <style:style style:name="T69" style:parent-style-name="Tipodeletrapredefinidodoparágrafo" style:family="text">
      <style:text-properties fo:language="en" fo:country="US"/>
    </style:style>
    <style:style style:name="T70" style:parent-style-name="Tipodeletrapredefinidodoparágrafo" style:family="text">
      <style:text-properties fo:language="pl" fo:country="PL"/>
    </style:style>
    <style:style style:name="P71" style:parent-style-name="TableContents" style:family="paragraph">
      <style:paragraph-properties fo:margin-top="0.1666in"/>
      <style:text-properties fo:language="pl" fo:country="PL"/>
    </style:style>
    <style:style style:name="P72" style:parent-style-name="Standard" style:family="paragraph">
      <style:paragraph-properties fo:margin-top="0.1666in" fo:margin-bottom="0.0972in"/>
      <style:text-properties fo:font-weight="bold" style:font-weight-asian="bold" style:font-weight-complex="bold" fo:language="en" fo:country="US"/>
    </style:style>
    <style:style style:name="P73" style:parent-style-name="TableContents" style:family="paragraph">
      <style:paragraph-properties fo:margin-top="0.1666in"/>
    </style:style>
    <style:style style:name="T74" style:parent-style-name="Tipodeletrapredefinidodoparágrafo" style:family="text">
      <style:text-properties fo:language="pl" fo:country="PL"/>
    </style:style>
    <style:style style:name="T75" style:parent-style-name="Tipodeletrapredefinidodoparágrafo" style:family="text">
      <style:text-properties fo:language="en" fo:country="US"/>
    </style:style>
    <style:style style:name="T76" style:parent-style-name="Tipodeletrapredefinidodoparágrafo" style:family="text">
      <style:text-properties fo:language="pl" fo:country="PL"/>
    </style:style>
    <style:style style:name="P77" style:parent-style-name="TableContents" style:family="paragraph">
      <style:paragraph-properties fo:margin-top="0.1666in"/>
      <style:text-properties fo:language="pl" fo:country="PL"/>
    </style:style>
    <style:style style:name="P78" style:parent-style-name="Textbody" style:family="paragraph">
      <style:paragraph-properties fo:margin-top="0.1666in"/>
      <style:text-properties fo:font-weight="bold" style:font-weight-asian="bold" style:font-weight-complex="bold" fo:language="en" fo:country="US"/>
    </style:style>
    <style:style style:name="P79" style:parent-style-name="TableContents" style:family="paragraph">
      <style:paragraph-properties fo:margin-top="0.1666in"/>
    </style:style>
    <style:style style:name="T80" style:parent-style-name="Tipodeletrapredefinidodoparágrafo" style:family="text">
      <style:text-properties fo:language="pl" fo:country="PL"/>
    </style:style>
    <style:style style:name="T81" style:parent-style-name="Tipodeletrapredefinidodoparágrafo" style:family="text">
      <style:text-properties fo:language="pl" fo:country="PL"/>
    </style:style>
    <style:style style:name="P82" style:parent-style-name="TableContents" style:family="paragraph">
      <style:paragraph-properties fo:margin-top="0.1666in"/>
      <style:text-properties fo:language="pl" fo:country="PL"/>
    </style:style>
    <style:style style:name="P83" style:parent-style-name="Textbody" style:family="paragraph">
      <style:paragraph-properties fo:margin-top="0.1666in"/>
      <style:text-properties fo:font-weight="bold" style:font-weight-asian="bold" style:font-weight-complex="bold" fo:language="en" fo:country="US"/>
    </style:style>
    <style:style style:name="P84" style:parent-style-name="TableContents" style:family="paragraph">
      <style:paragraph-properties fo:margin-top="0.1666in"/>
    </style:style>
    <style:style style:name="T85" style:parent-style-name="Tipodeletrapredefinidodoparágrafo" style:family="text">
      <style:text-properties fo:language="pl" fo:country="PL"/>
    </style:style>
    <style:style style:name="T86" style:parent-style-name="Tipodeletrapredefinidodoparágrafo" style:family="text">
      <style:text-properties fo:language="pl" fo:country="PL"/>
    </style:style>
    <style:style style:name="P87" style:parent-style-name="TableContents" style:family="paragraph">
      <style:paragraph-properties fo:margin-top="0.1666in"/>
      <style:text-properties fo:language="pl" fo:country="PL"/>
    </style:style>
    <style:style style:name="P88" style:parent-style-name="TableContents" style:family="paragraph">
      <style:paragraph-properties fo:margin-top="0.1666in"/>
      <style:text-properties fo:language="pl" fo:country="PL"/>
    </style:style>
    <style:style style:name="TableColumn90" style:family="table-column">
      <style:table-column-properties style:column-width="6.6861in"/>
    </style:style>
    <style:style style:name="Table89" style:family="table">
      <style:table-properties style:width="6.6861in" style:rel-width="100%" fo:margin-left="0in" table:align="left"/>
    </style:style>
    <style:style style:name="TableRow91" style:family="table-row">
      <style:table-row-properties/>
    </style:style>
    <style:style style:name="TableCell92" style:family="table-cell">
      <style:table-cell-properties fo:border="0.0069in solid #000000" fo:background-color="#323E4F" style:writing-mode="lr-tb" fo:padding-top="0in" fo:padding-left="0.075in" fo:padding-bottom="0in" fo:padding-right="0.075in"/>
    </style:style>
    <style:style style:name="P93" style:parent-style-name="Normal" style:family="paragraph">
      <style:paragraph-properties fo:text-align="center" style:vertical-align="auto"/>
      <style:text-properties style:font-name="Calibri" style:font-name-asian="Times New Roman" style:font-name-complex="Calibri" fo:font-weight="bold" style:font-weight-asian="bold" fo:color="#FFFFFF" style:letter-kerning="false" fo:font-size="11pt" style:font-size-asian="11pt" style:language-asian="pt" style:country-asian="PT" style:language-complex="ar" style:country-complex="SA" fo:hyphenate="true"/>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style:vertical-align="auto"/>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fo:hyphenate="true"/>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style:vertical-align="auto"/>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fo:hyphenate="true"/>
    </style:style>
    <style:style style:name="P100" style:parent-style-name="TableContents" style:family="paragraph">
      <style:paragraph-properties fo:margin-top="0.1666in"/>
      <style:text-properties style:text-underline-type="single" style:text-underline-style="solid" style:text-underline-width="auto" style:text-underline-mode="continuous" fo:language="pl" fo:country="PL"/>
    </style:style>
    <style:style style:name="P101" style:parent-style-name="TableContents" style:family="paragraph">
      <style:paragraph-properties fo:margin-top="0.1666in"/>
      <style:text-properties fo:language="pl" fo:country="PL"/>
    </style:style>
    <style:style style:name="TableColumn103" style:family="table-column">
      <style:table-column-properties style:column-width="1.2729in"/>
    </style:style>
    <style:style style:name="TableColumn104" style:family="table-column">
      <style:table-column-properties style:column-width="2.0687in"/>
    </style:style>
    <style:style style:name="TableColumn105" style:family="table-column">
      <style:table-column-properties style:column-width="3.3444in"/>
    </style:style>
    <style:style style:name="Table102" style:family="table">
      <style:table-properties style:width="6.6861in" style:rel-width="100%" fo:margin-left="0in" table:align="left"/>
    </style:style>
    <style:style style:name="TableRow106" style:family="table-row">
      <style:table-row-properties/>
    </style:style>
    <style:style style:name="TableCell107" style:family="table-cell">
      <style:table-cell-properties fo:border="0.0069in solid #000000" fo:background-color="#323E4F" style:writing-mode="lr-tb" fo:padding-top="0in" fo:padding-left="0.075in" fo:padding-bottom="0in" fo:padding-right="0.075in"/>
    </style:style>
    <style:style style:name="P108" style:parent-style-name="Normal" style:family="paragraph">
      <style:paragraph-properties fo:text-align="center" style:vertical-align="auto"/>
      <style:text-properties style:font-name="Calibri" style:font-name-asian="Times New Roman" style:font-name-complex="Calibri" fo:font-weight="bold" style:font-weight-asian="bold" fo:color="#FFFFFF" style:letter-kerning="false" fo:font-size="11pt" style:font-size-asian="11pt" style:language-asian="pt" style:country-asian="PT" style:language-complex="ar" style:country-complex="SA" fo:hyphenate="true"/>
    </style:style>
    <style:style style:name="TableCell109" style:family="table-cell">
      <style:table-cell-properties fo:border="0.0069in solid #000000" fo:background-color="#323E4F" style:writing-mode="lr-tb" fo:padding-top="0in" fo:padding-left="0.075in" fo:padding-bottom="0in" fo:padding-right="0.075in"/>
    </style:style>
    <style:style style:name="P110"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language-asian="pt" style:country-asian="PT" style:language-complex="ar" style:country-complex="SA" fo:hyphenate="true"/>
    </style:style>
    <style:style style:name="TableCell111" style:family="table-cell">
      <style:table-cell-properties fo:border="0.0069in solid #000000" fo:background-color="#323E4F" style:writing-mode="lr-tb" fo:padding-top="0in" fo:padding-left="0.075in" fo:padding-bottom="0in" fo:padding-right="0.075in"/>
    </style:style>
    <style:style style:name="P112"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language-asian="pt" style:country-asian="PT" style:language-complex="ar" style:country-complex="SA" fo:hyphenate="true"/>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style:vertical-align="auto"/>
      <style:text-properties fo:hyphenate="true"/>
    </style:style>
    <style:style style:name="T116"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117"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style:vertical-align="auto"/>
      <style:text-properties fo:hyphenate="true"/>
    </style:style>
    <style:style style:name="T120"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121"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style:vertical-align="auto"/>
      <style:text-properties fo:hyphenate="true"/>
    </style:style>
    <style:style style:name="T124"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125"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center" style:vertical-align="auto"/>
      <style:text-properties fo:hyphenate="true"/>
    </style:style>
    <style:style style:name="T129"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130"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center" style:vertical-align="auto"/>
      <style:text-properties fo:hyphenate="true"/>
    </style:style>
    <style:style style:name="T133"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134"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style:vertical-align="auto"/>
      <style:text-properties fo:hyphenate="true"/>
    </style:style>
    <style:style style:name="T137"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138"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P139" style:parent-style-name="TableContents" style:family="paragraph">
      <style:paragraph-properties fo:margin-top="0.1666in"/>
      <style:text-properties fo:language="pl" fo:country="PL"/>
    </style:style>
  </office:automatic-styles>
  <office:body>
    <office:text text:use-soft-page-breaks="true">
      <text:p text:style-name="P1"><text:span text:style-name="T4"> </text:span><text:span text:style-name="T5">R20200513-163510</text:span></text:p>
      <text:p text:style-name="P6">Recommendation</text:p>
      <text:p text:style-name="P7"/>
      <text:p text:style-name="P8">Description:</text:p>
      <text:p text:style-name="P9"><text:span text:style-name="T10">Ensure that the Tax Administration of Kosovo has information systems configured in accordance with the legal requirements of taxes, and it gives importance to information security to ensure the continuity and availability of systems in order to enable secure and uncompromising data;</text:span><text:span text:style-name="T11"><text:s/></text:span><text:span text:style-name="T12"/></text:p>
      <text:p text:style-name="P13"/>
      <table:table table:style-name="Table14">
        <table:table-columns>
          <table:table-column table:style-name="TableColumn15"/>
          <table:table-column table:style-name="TableColumn16"/>
        </table:table-columns>
        <table:table-row table:style-name="TableRow17">
          <table:table-cell table:style-name="TableCell18">
            <text:p text:style-name="P19">Priority:</text:p>
          </table:table-cell>
          <table:table-cell table:style-name="TableCell20">
            <text:p text:style-name="P21"><text:span text:style-name="T22">Urgent</text:span><text:s/><text:span text:style-name="T23"/></text:p>
          </table:table-cell>
        </table:table-row>
        <table:table-row table:style-name="TableRow24">
          <table:table-cell table:style-name="TableCell25">
            <text:p text:style-name="P26">Risk characterization:</text:p>
          </table:table-cell>
          <table:table-cell table:style-name="TableCell27">
            <text:p text:style-name="P28"><text:span text:style-name="T29">Governance</text:span><text:s/><text:span text:style-name="T30"/></text:p>
          </table:table-cell>
        </table:table-row>
        <table:table-row table:style-name="TableRow31">
          <table:table-cell table:style-name="TableCell32">
            <text:p text:style-name="P33">Risk level:</text:p>
          </table:table-cell>
          <table:table-cell table:style-name="TableCell34">
            <text:p text:style-name="P35"><text:span text:style-name="T36">State</text:span><text:s/><text:span text:style-name="T37"/></text:p>
          </table:table-cell>
        </table:table-row>
        <table:table-row table:style-name="TableRow38">
          <table:table-cell table:style-name="TableCell39">
            <text:p text:style-name="P40">Importance:</text:p>
          </table:table-cell>
          <table:table-cell table:style-name="TableCell41">
            <text:p text:style-name="P42"><text:span text:style-name="T43">Strategic</text:span><text:s/><text:span text:style-name="T44"/></text:p>
          </table:table-cell>
        </table:table-row>
        <table:table-row table:style-name="TableRow45">
          <table:table-cell table:style-name="TableCell46">
            <text:p text:style-name="P47"><text:span text:style-name="T48">Accepted (by the auditee)?</text:span></text:p>
          </table:table-cell>
          <table:table-cell table:style-name="TableCell49">
            <text:p text:style-name="P50"><text:span text:style-name="T51">Yes</text:span><text:s/><text:span text:style-name="T52"/></text:p>
          </table:table-cell>
        </table:table-row>
        <table:table-row table:style-name="TableRow53">
          <table:table-cell table:style-name="TableCell54">
            <text:p text:style-name="P55">Repeated in previous audit(s)?</text:p>
          </table:table-cell>
          <table:table-cell table:style-name="TableCell56">
            <text:p text:style-name="P57"><text:span text:style-name="T58">No</text:span><text:s/><text:span text:style-name="T59"/></text:p>
          </table:table-cell>
        </table:table-row>
      </table:table>
      <text:p text:style-name="P60"/>
      <text:p text:style-name="P61">Action plan:</text:p>
      <text:p text:style-name="P62"><text:span text:style-name="T63"/><text:s/><text:span text:style-name="T64"/></text:p>
      <text:p text:style-name="P65"/>
      <text:p text:style-name="P66">Timeline:</text:p>
      <text:p text:style-name="P67"><text:span text:style-name="T68"/><text:span text:style-name="T69"><text:s/></text:span><text:span text:style-name="T70"/></text:p>
      <text:p text:style-name="P71"/>
      <text:p text:style-name="P72">Desired outcome:</text:p>
      <text:p text:style-name="P73"><text:span text:style-name="T74"/><text:span text:style-name="T75"><text:s/></text:span><text:span text:style-name="T76"/></text:p>
      <text:p text:style-name="P77"/>
      <text:p text:style-name="P78">Responsible:</text:p>
      <text:p text:style-name="P79"><text:span text:style-name="T80"/><text:s/><text:span text:style-name="T81"/></text:p>
      <text:p text:style-name="P82"/>
      <text:soft-page-break/>
      <text:p text:style-name="P83">Remarks:</text:p>
      <text:p text:style-name="P84"><text:span text:style-name="T85"/><text:s/><text:span text:style-name="T86"/></text:p>
      <text:p text:style-name="P87"/>
      <text:p text:style-name="P88">Related reported findings</text:p>
      <table:table table:style-name="Table89">
        <table:table-columns>
          <table:table-column table:style-name="TableColumn90"/>
        </table:table-columns>
        <table:table-row table:style-name="TableRow91">
          <table:table-cell table:style-name="TableCell92">
            <text:p text:style-name="P93">Finding Reference</text:p>
          </table:table-cell>
        </table:table-row>
        <table:table-row table:style-name="TableRow94">
          <table:table-cell table:style-name="TableCell95">
            <text:p text:style-name="P96">F20200513-160001</text:p>
          </table:table-cell>
        </table:table-row>
      </table:table>
      <text:p text:style-name="P100"/>
      <text:p text:style-name="P101">Monitoring and follow-up activities</text:p>
      <table:table table:style-name="Table102">
        <table:table-columns>
          <table:table-column table:style-name="TableColumn103"/>
          <table:table-column table:style-name="TableColumn104"/>
          <table:table-column table:style-name="TableColumn105"/>
        </table:table-columns>
        <table:table-row table:style-name="TableRow106">
          <table:table-cell table:style-name="TableCell107">
            <text:p text:style-name="P108">Assessment date</text:p>
          </table:table-cell>
          <table:table-cell table:style-name="TableCell109">
            <text:p text:style-name="P110">Status</text:p>
          </table:table-cell>
          <table:table-cell table:style-name="TableCell111">
            <text:p text:style-name="P112">Track note</text:p>
          </table:table-cell>
        </table:table-row>
      </table:table>
      <text:p text:style-name="P1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ans-serif" svg:font-family="Arial, sans-serif" style:font-family-generic="system"/>
    <style:font-face style:name="Arial Black" svg:font-family="Arial Black" style:font-family-generic="swiss" style:font-pitch="variable" svg:panose-1="2 11 10 4 2 1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PT"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Textbody" style:family="paragraph">
      <style:paragraph-properties fo:text-align="end"/>
    </style:style>
    <style:style style:name="T3" style:parent-style-name="Tipodeletrapredefinidodoparágrafo" style:family="text">
      <style:text-properties style:font-name="Arial, sans-serif" fo:font-size="7pt" style:font-size-asian="7pt"/>
    </style:style>
  </office:automatic-styles>
  <office:master-styles>
    <style:master-page style:name="MP0" style:page-layout-name="PL0">
      <style:footer>
        <text:p text:style-name="P2"><text:span text:style-name="T3"><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ao Cardoso</meta:initial-creator>
    <dc:creator>Joao Cardoso</dc:creator>
    <meta:creation-date>2019-12-17T19:27:00Z</meta:creation-date>
    <dc:date>2019-12-17T19:38:00Z</dc:date>
    <meta:template xlink:href="Normal.dotm" xlink:type="simple"/>
    <meta:editing-cycles>4</meta:editing-cycles>
    <meta:editing-duration>PT0S</meta:editing-duration>
    <meta:document-statistic meta:page-count="2" meta:paragraph-count="1" meta:word-count="114" meta:character-count="729" meta:row-count="5" meta:non-whitespace-character-count="616"/>
  </office:meta>
</office:document-meta>
</file>